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rray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et 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mapping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ize()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t(x)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t(y,x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t(z,y,x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insert_first(v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insert_last(v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insert_at(v,x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remove_first(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remove_last(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remove_at(x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remove_at(y,x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remove_at(z,y,x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replace_first(v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replace_last(v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replace_at(v,pos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ind(x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6:42:49.107930521</meta:creation-date>
    <meta:generator>LibreOffice/6.4.7.2$Linux_X86_64 LibreOffice_project/40$Build-2</meta:generator>
    <dc:date>2021-08-25T16:50:01.165823459</dc:date>
    <meta:editing-duration>PT7M12S</meta:editing-duration>
    <meta:editing-cycles>2</meta:editing-cycles>
    <meta:document-statistic meta:table-count="1" meta:cell-count="65" meta:object-count="0"/>
  </office:meta>
</office:document-meta>
</file>